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vertical-align="middle"/>
    </style:style>
    <style:style style:name="gr2" style:family="graphic" style:parent-style-name="standard">
      <style:graphic-properties draw:fill-color="#3399ff" draw:textarea-vertical-align="middle"/>
    </style:style>
    <style:style style:name="gr3" style:family="graphic" style:parent-style-name="standard">
      <style:graphic-properties draw:fill="solid" draw:fill-color="#cc00cc" draw:textarea-vertical-align="middle"/>
    </style:style>
    <style:style style:name="gr4" style:family="graphic" style:parent-style-name="standard">
      <style:graphic-properties draw:fill="solid" draw:fill-color="#00cc33" draw:textarea-vertical-align="middle"/>
    </style:style>
    <style:style style:name="gr5" style:family="graphic" style:parent-style-name="standard">
      <style:graphic-properties draw:marker-end="Arrow" draw:textarea-vertical-align="middle"/>
    </style:style>
    <style:style style:name="gr6" style:family="graphic" style:parent-style-name="standard">
      <style:graphic-properties draw:marker-start="Arrow" draw:marker-end="Arrow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2pt"/>
    </style:style>
    <style:style style:name="T1" style:family="text">
      <style:text-properties fo:color="#ffffff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2.27cm" svg:height="0.634cm" svg:x="13.711cm" svg:y="1cm">
          <text:p text:style-name="P1"><text:span text:style-name="T1">Main Menu</text:span></text:p>
        </draw:rect>
        <draw:rect draw:style-name="gr2" draw:text-style-name="P2" xml:id="id2" draw:id="id2" draw:layer="layout" svg:width="2.27cm" svg:height="0.634cm" svg:x="1.711cm" svg:y="3cm">
          <text:p text:style-name="P1"><text:span text:style-name="T1">Topic Menu</text:span></text:p>
        </draw:rect>
        <draw:rect draw:style-name="gr2" draw:text-style-name="P2" xml:id="id11" draw:id="id11" draw:layer="layout" svg:width="1.375cm" svg:height="1.016cm" svg:x="1.311cm" svg:y="6.937cm">
          <text:p text:style-name="P1"><text:span text:style-name="T1">Topic 1</text:span></text:p>
          <text:p text:style-name="P1"><text:span text:style-name="T1">P1</text:span></text:p>
        </draw:rect>
        <draw:rect draw:style-name="gr3" draw:text-style-name="P2" xml:id="id3" draw:id="id3" draw:layer="layout" svg:width="2.27cm" svg:height="0.634cm" svg:x="13.711cm" svg:y="3cm">
          <text:p text:style-name="P1"><text:span text:style-name="T1">Credits</text:span></text:p>
        </draw:rect>
        <draw:rect draw:style-name="gr4" draw:text-style-name="P2" xml:id="id4" draw:id="id4" draw:layer="layout" svg:width="2.27cm" svg:height="0.634cm" svg:x="25.711cm" svg:y="3cm">
          <text:p text:style-name="P1"><text:span text:style-name="T1">Quiz Menu</text:span></text:p>
        </draw:rect>
        <draw:rect draw:style-name="gr4" draw:text-style-name="P2" xml:id="id5" draw:id="id5" draw:layer="layout" svg:width="1.375cm" svg:height="1.016cm" svg:x="16.721cm" svg:y="4.734cm">
          <text:p text:style-name="P1"><text:span text:style-name="T1">Quiz 1</text:span></text:p>
        </draw:rect>
        <draw:rect draw:style-name="gr4" draw:text-style-name="P2" xml:id="id6" draw:id="id6" draw:layer="layout" svg:width="1.375cm" svg:height="1.016cm" svg:x="18.649cm" svg:y="4.732cm">
          <text:p text:style-name="P1"><text:span text:style-name="T1">Quiz 2</text:span></text:p>
        </draw:rect>
        <draw:rect draw:style-name="gr4" draw:text-style-name="P2" xml:id="id7" draw:id="id7" draw:layer="layout" svg:width="1.375cm" svg:height="1.016cm" svg:x="20.649cm" svg:y="4.732cm">
          <text:p text:style-name="P1"><text:span text:style-name="T1">Quiz 3</text:span></text:p>
        </draw:rect>
        <draw:rect draw:style-name="gr4" draw:text-style-name="P2" xml:id="id8" draw:id="id8" draw:layer="layout" svg:width="1.375cm" svg:height="1.016cm" svg:x="22.649cm" svg:y="4.732cm">
          <text:p text:style-name="P1"><text:span text:style-name="T1">Quiz 4</text:span></text:p>
        </draw:rect>
        <draw:rect draw:style-name="gr4" draw:text-style-name="P2" xml:id="id9" draw:id="id9" draw:layer="layout" svg:width="1.375cm" svg:height="1.016cm" svg:x="24.649cm" svg:y="4.732cm">
          <text:p text:style-name="P1"><text:span text:style-name="T1">Quiz 5</text:span></text:p>
        </draw:rect>
        <draw:rect draw:style-name="gr4" draw:text-style-name="P2" xml:id="id10" draw:id="id10" draw:layer="layout" svg:width="1.375cm" svg:height="1.016cm" svg:x="26.649cm" svg:y="4.732cm">
          <text:p text:style-name="P1"><text:span text:style-name="T1">Quiz 6</text:span></text:p>
        </draw:rect>
        <draw:rect draw:style-name="gr2" draw:text-style-name="P2" xml:id="id17" draw:id="id17" draw:layer="layout" svg:width="1.375cm" svg:height="1.016cm" svg:x="3.304cm" svg:y="6.937cm">
          <text:p text:style-name="P1"><text:span text:style-name="T1">Topic 1</text:span></text:p>
          <text:p text:style-name="P1"><text:span text:style-name="T1">P2</text:span></text:p>
        </draw:rect>
        <draw:rect draw:style-name="gr2" draw:text-style-name="P2" xml:id="id18" draw:id="id18" draw:layer="layout" svg:width="1.375cm" svg:height="1.016cm" svg:x="5.297cm" svg:y="6.937cm">
          <text:p text:style-name="P1"><text:span text:style-name="T1">Topic 1</text:span></text:p>
          <text:p text:style-name="P1"><text:span text:style-name="T1">P3</text:span></text:p>
        </draw:rect>
        <draw:rect draw:style-name="gr2" draw:text-style-name="P2" xml:id="id19" draw:id="id19" draw:layer="layout" svg:width="1.375cm" svg:height="1.016cm" svg:x="7.291cm" svg:y="6.937cm">
          <text:p text:style-name="P1"><text:span text:style-name="T1">Topic 1</text:span></text:p>
          <text:p text:style-name="P1"><text:span text:style-name="T1">P4</text:span></text:p>
        </draw:rect>
        <draw:rect draw:style-name="gr2" draw:text-style-name="P2" xml:id="id20" draw:id="id20" draw:layer="layout" svg:width="1.375cm" svg:height="1.016cm" svg:x="9.284cm" svg:y="6.937cm">
          <text:p text:style-name="P1"><text:span text:style-name="T1">Topic 1</text:span></text:p>
          <text:p text:style-name="P1"><text:span text:style-name="T1">P5</text:span></text:p>
        </draw:rect>
        <draw:rect draw:style-name="gr2" draw:text-style-name="P2" xml:id="id21" draw:id="id21" draw:layer="layout" svg:width="1.375cm" svg:height="1.016cm" svg:x="11.277cm" svg:y="6.937cm">
          <text:p text:style-name="P1"><text:span text:style-name="T1">Topic 1</text:span></text:p>
          <text:p text:style-name="P1"><text:span text:style-name="T1">P6</text:span></text:p>
        </draw:rect>
        <draw:rect draw:style-name="gr2" draw:text-style-name="P2" xml:id="id22" draw:id="id22" draw:layer="layout" svg:width="1.375cm" svg:height="1.016cm" svg:x="13.27cm" svg:y="6.937cm">
          <text:p text:style-name="P1"><text:span text:style-name="T1">Topic 1</text:span></text:p>
          <text:p text:style-name="P1"><text:span text:style-name="T1">P7</text:span></text:p>
        </draw:rect>
        <draw:rect draw:style-name="gr2" draw:text-style-name="P2" xml:id="id23" draw:id="id23" draw:layer="layout" svg:width="1.375cm" svg:height="1.016cm" svg:x="15.264cm" svg:y="6.937cm">
          <text:p text:style-name="P1"><text:span text:style-name="T1">Topic 1</text:span></text:p>
          <text:p text:style-name="P1"><text:span text:style-name="T1">P8</text:span></text:p>
        </draw:rect>
        <draw:rect draw:style-name="gr2" draw:text-style-name="P2" xml:id="id24" draw:id="id24" draw:layer="layout" svg:width="1.375cm" svg:height="1.016cm" svg:x="17.257cm" svg:y="6.937cm">
          <text:p text:style-name="P1"><text:span text:style-name="T1">Topic 1</text:span></text:p>
          <text:p text:style-name="P1"><text:span text:style-name="T1">P9</text:span></text:p>
        </draw:rect>
        <draw:rect draw:style-name="gr2" draw:text-style-name="P2" xml:id="id25" draw:id="id25" draw:layer="layout" svg:width="1.375cm" svg:height="1.016cm" svg:x="19.25cm" svg:y="6.937cm">
          <text:p text:style-name="P1"><text:span text:style-name="T1">Topic 1</text:span></text:p>
          <text:p text:style-name="P1"><text:span text:style-name="T1">P10</text:span></text:p>
        </draw:rect>
        <draw:rect draw:style-name="gr2" draw:text-style-name="P2" xml:id="id26" draw:id="id26" draw:layer="layout" svg:width="1.375cm" svg:height="1.016cm" svg:x="21.243cm" svg:y="6.937cm">
          <text:p text:style-name="P1"><text:span text:style-name="T1">Topic 1</text:span></text:p>
          <text:p text:style-name="P1"><text:span text:style-name="T1">P11</text:span></text:p>
        </draw:rect>
        <draw:rect draw:style-name="gr2" draw:text-style-name="P2" xml:id="id27" draw:id="id27" draw:layer="layout" svg:width="1.375cm" svg:height="1.016cm" svg:x="23.237cm" svg:y="6.937cm">
          <text:p text:style-name="P1"><text:span text:style-name="T1">Topic 1</text:span></text:p>
          <text:p text:style-name="P1"><text:span text:style-name="T1">P12</text:span></text:p>
        </draw:rect>
        <draw:rect draw:style-name="gr2" draw:text-style-name="P2" xml:id="id28" draw:id="id28" draw:layer="layout" svg:width="1.375cm" svg:height="1.016cm" svg:x="25.23cm" svg:y="6.937cm">
          <text:p text:style-name="P1"><text:span text:style-name="T1">Topic 1</text:span></text:p>
          <text:p text:style-name="P1"><text:span text:style-name="T1">P13</text:span></text:p>
        </draw:rect>
        <draw:rect draw:style-name="gr2" draw:text-style-name="P2" xml:id="id29" draw:id="id29" draw:layer="layout" svg:width="1.375cm" svg:height="1.016cm" svg:x="27.221cm" svg:y="6.937cm">
          <text:p text:style-name="P1"><text:span text:style-name="T1">Topic 1</text:span></text:p>
          <text:p text:style-name="P1"><text:span text:style-name="T1">P14</text:span></text:p>
        </draw:rect>
        <draw:rect draw:style-name="gr2" draw:text-style-name="P2" xml:id="id12" draw:id="id12" draw:layer="layout" svg:width="1.375cm" svg:height="1.016cm" svg:x="1.312cm" svg:y="8.937cm">
          <text:p text:style-name="P1"><text:span text:style-name="T1">Topic 2</text:span></text:p>
          <text:p text:style-name="P1"><text:span text:style-name="T1">P1</text:span></text:p>
        </draw:rect>
        <draw:rect draw:style-name="gr2" draw:text-style-name="P2" xml:id="id30" draw:id="id30" draw:layer="layout" svg:width="1.375cm" svg:height="1.016cm" svg:x="3.305cm" svg:y="8.937cm">
          <text:p text:style-name="P1"><text:span text:style-name="T1">Topic 2</text:span></text:p>
          <text:p text:style-name="P1"><text:span text:style-name="T1">P2</text:span></text:p>
        </draw:rect>
        <draw:rect draw:style-name="gr2" draw:text-style-name="P2" xml:id="id31" draw:id="id31" draw:layer="layout" svg:width="1.375cm" svg:height="1.016cm" svg:x="5.298cm" svg:y="8.937cm">
          <text:p text:style-name="P1"><text:span text:style-name="T1">Topic 2</text:span></text:p>
          <text:p text:style-name="P1"><text:span text:style-name="T1">P3</text:span></text:p>
        </draw:rect>
        <draw:rect draw:style-name="gr2" draw:text-style-name="P2" xml:id="id32" draw:id="id32" draw:layer="layout" svg:width="1.375cm" svg:height="1.016cm" svg:x="7.292cm" svg:y="8.937cm">
          <text:p text:style-name="P1"><text:span text:style-name="T1">Topic 2</text:span></text:p>
          <text:p text:style-name="P1"><text:span text:style-name="T1">P4</text:span></text:p>
        </draw:rect>
        <draw:rect draw:style-name="gr2" draw:text-style-name="P2" xml:id="id33" draw:id="id33" draw:layer="layout" svg:width="1.375cm" svg:height="1.016cm" svg:x="9.285cm" svg:y="8.937cm">
          <text:p text:style-name="P1"><text:span text:style-name="T1">Topic 2</text:span></text:p>
          <text:p text:style-name="P1"><text:span text:style-name="T1">P5</text:span></text:p>
        </draw:rect>
        <draw:rect draw:style-name="gr2" draw:text-style-name="P2" xml:id="id13" draw:id="id13" draw:layer="layout" svg:width="1.375cm" svg:height="1.016cm" svg:x="1.312cm" svg:y="10.937cm">
          <text:p text:style-name="P1"><text:span text:style-name="T1">Topic 3</text:span></text:p>
          <text:p text:style-name="P1"><text:span text:style-name="T1">P1</text:span></text:p>
        </draw:rect>
        <draw:rect draw:style-name="gr2" draw:text-style-name="P2" xml:id="id34" draw:id="id34" draw:layer="layout" svg:width="1.375cm" svg:height="1.016cm" svg:x="3.305cm" svg:y="10.937cm">
          <text:p text:style-name="P1"><text:span text:style-name="T1">Topic 3</text:span></text:p>
          <text:p text:style-name="P1"><text:span text:style-name="T1">P2</text:span></text:p>
        </draw:rect>
        <draw:rect draw:style-name="gr2" draw:text-style-name="P2" xml:id="id35" draw:id="id35" draw:layer="layout" svg:width="1.375cm" svg:height="1.016cm" svg:x="5.298cm" svg:y="10.937cm">
          <text:p text:style-name="P1"><text:span text:style-name="T1">Topic 3</text:span></text:p>
          <text:p text:style-name="P1"><text:span text:style-name="T1">P3</text:span></text:p>
        </draw:rect>
        <draw:rect draw:style-name="gr2" draw:text-style-name="P2" xml:id="id36" draw:id="id36" draw:layer="layout" svg:width="1.375cm" svg:height="1.016cm" svg:x="7.292cm" svg:y="10.937cm">
          <text:p text:style-name="P1"><text:span text:style-name="T1">Topic 3</text:span></text:p>
          <text:p text:style-name="P1"><text:span text:style-name="T1">P4</text:span></text:p>
        </draw:rect>
        <draw:rect draw:style-name="gr2" draw:text-style-name="P2" xml:id="id37" draw:id="id37" draw:layer="layout" svg:width="1.375cm" svg:height="1.016cm" svg:x="9.285cm" svg:y="10.937cm">
          <text:p text:style-name="P1"><text:span text:style-name="T1">Topic 3</text:span></text:p>
          <text:p text:style-name="P1"><text:span text:style-name="T1">P5</text:span></text:p>
        </draw:rect>
        <draw:rect draw:style-name="gr2" draw:text-style-name="P2" xml:id="id38" draw:id="id38" draw:layer="layout" svg:width="1.375cm" svg:height="1.016cm" svg:x="11.278cm" svg:y="10.937cm">
          <text:p text:style-name="P1"><text:span text:style-name="T1">Topic 3</text:span></text:p>
          <text:p text:style-name="P1"><text:span text:style-name="T1">P6</text:span></text:p>
        </draw:rect>
        <draw:rect draw:style-name="gr2" draw:text-style-name="P2" xml:id="id39" draw:id="id39" draw:layer="layout" svg:width="1.375cm" svg:height="1.016cm" svg:x="13.271cm" svg:y="10.937cm">
          <text:p text:style-name="P1"><text:span text:style-name="T1">Topic 3</text:span></text:p>
          <text:p text:style-name="P1"><text:span text:style-name="T1">P7</text:span></text:p>
        </draw:rect>
        <draw:rect draw:style-name="gr2" draw:text-style-name="P2" xml:id="id40" draw:id="id40" draw:layer="layout" svg:width="1.375cm" svg:height="1.016cm" svg:x="15.265cm" svg:y="10.937cm">
          <text:p text:style-name="P1"><text:span text:style-name="T1">Topic 3</text:span></text:p>
          <text:p text:style-name="P1"><text:span text:style-name="T1">P8</text:span></text:p>
        </draw:rect>
        <draw:rect draw:style-name="gr2" draw:text-style-name="P2" xml:id="id41" draw:id="id41" draw:layer="layout" svg:width="1.375cm" svg:height="1.016cm" svg:x="17.258cm" svg:y="10.937cm">
          <text:p text:style-name="P1"><text:span text:style-name="T1">Topic 3</text:span></text:p>
          <text:p text:style-name="P1"><text:span text:style-name="T1">P9</text:span></text:p>
        </draw:rect>
        <draw:rect draw:style-name="gr2" draw:text-style-name="P2" xml:id="id42" draw:id="id42" draw:layer="layout" svg:width="1.375cm" svg:height="1.016cm" svg:x="19.251cm" svg:y="10.937cm">
          <text:p text:style-name="P1"><text:span text:style-name="T1">Topic 3</text:span></text:p>
          <text:p text:style-name="P1"><text:span text:style-name="T1">P10</text:span></text:p>
        </draw:rect>
        <draw:rect draw:style-name="gr2" draw:text-style-name="P2" xml:id="id14" draw:id="id14" draw:layer="layout" svg:width="1.375cm" svg:height="1.016cm" svg:x="1.312cm" svg:y="12.937cm">
          <text:p text:style-name="P1"><text:span text:style-name="T1">Topic 4</text:span></text:p>
          <text:p text:style-name="P1"><text:span text:style-name="T1">P1</text:span></text:p>
        </draw:rect>
        <draw:rect draw:style-name="gr2" draw:text-style-name="P2" xml:id="id43" draw:id="id43" draw:layer="layout" svg:width="1.375cm" svg:height="1.016cm" svg:x="3.305cm" svg:y="12.937cm">
          <text:p text:style-name="P1"><text:span text:style-name="T1">Topic 4</text:span></text:p>
          <text:p text:style-name="P1"><text:span text:style-name="T1">P2</text:span></text:p>
        </draw:rect>
        <draw:rect draw:style-name="gr2" draw:text-style-name="P2" xml:id="id44" draw:id="id44" draw:layer="layout" svg:width="1.375cm" svg:height="1.016cm" svg:x="5.298cm" svg:y="12.937cm">
          <text:p text:style-name="P1"><text:span text:style-name="T1">Topic 4</text:span></text:p>
          <text:p text:style-name="P1"><text:span text:style-name="T1">P3</text:span></text:p>
        </draw:rect>
        <draw:rect draw:style-name="gr2" draw:text-style-name="P2" xml:id="id45" draw:id="id45" draw:layer="layout" svg:width="1.375cm" svg:height="1.016cm" svg:x="7.292cm" svg:y="12.937cm">
          <text:p text:style-name="P1"><text:span text:style-name="T1">Topic 4</text:span></text:p>
          <text:p text:style-name="P1"><text:span text:style-name="T1">P4</text:span></text:p>
        </draw:rect>
        <draw:rect draw:style-name="gr2" draw:text-style-name="P2" xml:id="id46" draw:id="id46" draw:layer="layout" svg:width="1.375cm" svg:height="1.016cm" svg:x="9.285cm" svg:y="12.937cm">
          <text:p text:style-name="P1"><text:span text:style-name="T1">Topic 4</text:span></text:p>
          <text:p text:style-name="P1"><text:span text:style-name="T1">P5</text:span></text:p>
        </draw:rect>
        <draw:rect draw:style-name="gr2" draw:text-style-name="P2" xml:id="id47" draw:id="id47" draw:layer="layout" svg:width="1.375cm" svg:height="1.016cm" svg:x="11.278cm" svg:y="12.937cm">
          <text:p text:style-name="P1"><text:span text:style-name="T1">Topic 4</text:span></text:p>
          <text:p text:style-name="P1"><text:span text:style-name="T1">P6</text:span></text:p>
        </draw:rect>
        <draw:rect draw:style-name="gr2" draw:text-style-name="P2" xml:id="id48" draw:id="id48" draw:layer="layout" svg:width="1.375cm" svg:height="1.016cm" svg:x="13.271cm" svg:y="12.937cm">
          <text:p text:style-name="P1"><text:span text:style-name="T1">Topic 4</text:span></text:p>
          <text:p text:style-name="P1"><text:span text:style-name="T1">P7</text:span></text:p>
        </draw:rect>
        <draw:rect draw:style-name="gr2" draw:text-style-name="P2" xml:id="id49" draw:id="id49" draw:layer="layout" svg:width="1.375cm" svg:height="1.016cm" svg:x="15.265cm" svg:y="12.937cm">
          <text:p text:style-name="P1"><text:span text:style-name="T1">Topic 4</text:span></text:p>
          <text:p text:style-name="P1"><text:span text:style-name="T1">P8</text:span></text:p>
        </draw:rect>
        <draw:rect draw:style-name="gr2" draw:text-style-name="P2" xml:id="id15" draw:id="id15" draw:layer="layout" svg:width="1.375cm" svg:height="1.016cm" svg:x="1.312cm" svg:y="14.937cm">
          <text:p text:style-name="P1"><text:span text:style-name="T1">Topic 5</text:span></text:p>
          <text:p text:style-name="P1"><text:span text:style-name="T1">P1</text:span></text:p>
        </draw:rect>
        <draw:rect draw:style-name="gr2" draw:text-style-name="P2" xml:id="id50" draw:id="id50" draw:layer="layout" svg:width="1.375cm" svg:height="1.016cm" svg:x="3.305cm" svg:y="14.937cm">
          <text:p text:style-name="P1"><text:span text:style-name="T1">Topic 5</text:span></text:p>
          <text:p text:style-name="P1"><text:span text:style-name="T1">P2</text:span></text:p>
        </draw:rect>
        <draw:rect draw:style-name="gr2" draw:text-style-name="P2" xml:id="id51" draw:id="id51" draw:layer="layout" svg:width="1.375cm" svg:height="1.016cm" svg:x="5.298cm" svg:y="14.937cm">
          <text:p text:style-name="P1"><text:span text:style-name="T1">Topic 5</text:span></text:p>
          <text:p text:style-name="P1"><text:span text:style-name="T1">P3</text:span></text:p>
        </draw:rect>
        <draw:rect draw:style-name="gr2" draw:text-style-name="P2" xml:id="id52" draw:id="id52" draw:layer="layout" svg:width="1.375cm" svg:height="1.016cm" svg:x="7.292cm" svg:y="14.937cm">
          <text:p text:style-name="P1"><text:span text:style-name="T1">Topic 5</text:span></text:p>
          <text:p text:style-name="P1"><text:span text:style-name="T1">P4</text:span></text:p>
        </draw:rect>
        <draw:rect draw:style-name="gr2" draw:text-style-name="P2" xml:id="id53" draw:id="id53" draw:layer="layout" svg:width="1.375cm" svg:height="1.016cm" svg:x="9.285cm" svg:y="14.937cm">
          <text:p text:style-name="P1"><text:span text:style-name="T1">Topic 5</text:span></text:p>
          <text:p text:style-name="P1"><text:span text:style-name="T1">P5</text:span></text:p>
        </draw:rect>
        <draw:rect draw:style-name="gr2" draw:text-style-name="P2" xml:id="id54" draw:id="id54" draw:layer="layout" svg:width="1.375cm" svg:height="1.016cm" svg:x="11.278cm" svg:y="14.937cm">
          <text:p text:style-name="P1"><text:span text:style-name="T1">Topic 5</text:span></text:p>
          <text:p text:style-name="P1"><text:span text:style-name="T1">P6</text:span></text:p>
        </draw:rect>
        <draw:rect draw:style-name="gr2" draw:text-style-name="P2" xml:id="id55" draw:id="id55" draw:layer="layout" svg:width="1.375cm" svg:height="1.016cm" svg:x="13.271cm" svg:y="14.937cm">
          <text:p text:style-name="P1"><text:span text:style-name="T1">Topic 5</text:span></text:p>
          <text:p text:style-name="P1"><text:span text:style-name="T1">P7</text:span></text:p>
        </draw:rect>
        <draw:rect draw:style-name="gr2" draw:text-style-name="P2" xml:id="id56" draw:id="id56" draw:layer="layout" svg:width="1.375cm" svg:height="1.016cm" svg:x="15.265cm" svg:y="14.937cm">
          <text:p text:style-name="P1"><text:span text:style-name="T1">Topic 5</text:span></text:p>
          <text:p text:style-name="P1"><text:span text:style-name="T1">P8</text:span></text:p>
        </draw:rect>
        <draw:rect draw:style-name="gr2" draw:text-style-name="P2" xml:id="id16" draw:id="id16" draw:layer="layout" svg:width="1.375cm" svg:height="1.016cm" svg:x="1.312cm" svg:y="16.937cm">
          <text:p text:style-name="P1"><text:span text:style-name="T1">Topic 6</text:span></text:p>
          <text:p text:style-name="P1"><text:span text:style-name="T1">P1</text:span></text:p>
        </draw:rect>
        <draw:rect draw:style-name="gr2" draw:text-style-name="P2" xml:id="id57" draw:id="id57" draw:layer="layout" svg:width="1.375cm" svg:height="1.016cm" svg:x="3.305cm" svg:y="16.937cm">
          <text:p text:style-name="P1"><text:span text:style-name="T1">Topic 6</text:span></text:p>
          <text:p text:style-name="P1"><text:span text:style-name="T1">P2</text:span></text:p>
        </draw:rect>
        <draw:rect draw:style-name="gr2" draw:text-style-name="P2" xml:id="id58" draw:id="id58" draw:layer="layout" svg:width="1.375cm" svg:height="1.016cm" svg:x="5.298cm" svg:y="16.937cm">
          <text:p text:style-name="P1"><text:span text:style-name="T1">Topic 6</text:span></text:p>
          <text:p text:style-name="P1"><text:span text:style-name="T1">P3</text:span></text:p>
        </draw:rect>
        <draw:rect draw:style-name="gr2" draw:text-style-name="P2" xml:id="id59" draw:id="id59" draw:layer="layout" svg:width="1.375cm" svg:height="1.016cm" svg:x="7.292cm" svg:y="16.937cm">
          <text:p text:style-name="P1"><text:span text:style-name="T1">Topic 6</text:span></text:p>
          <text:p text:style-name="P1"><text:span text:style-name="T1">P4</text:span></text:p>
        </draw:rect>
        <draw:rect draw:style-name="gr2" draw:text-style-name="P2" xml:id="id60" draw:id="id60" draw:layer="layout" svg:width="1.375cm" svg:height="1.016cm" svg:x="9.285cm" svg:y="16.937cm">
          <text:p text:style-name="P1"><text:span text:style-name="T1">Topic 6</text:span></text:p>
          <text:p text:style-name="P1"><text:span text:style-name="T1">P5</text:span></text:p>
        </draw:rect>
        <draw:rect draw:style-name="gr2" draw:text-style-name="P2" xml:id="id61" draw:id="id61" draw:layer="layout" svg:width="1.375cm" svg:height="1.016cm" svg:x="11.278cm" svg:y="16.937cm">
          <text:p text:style-name="P1"><text:span text:style-name="T1">Topic 6</text:span></text:p>
          <text:p text:style-name="P1"><text:span text:style-name="T1">P6</text:span></text:p>
        </draw:rect>
        <draw:rect draw:style-name="gr2" draw:text-style-name="P2" xml:id="id62" draw:id="id62" draw:layer="layout" svg:width="1.375cm" svg:height="1.016cm" svg:x="13.271cm" svg:y="16.937cm">
          <text:p text:style-name="P1"><text:span text:style-name="T1">Topic 6</text:span></text:p>
          <text:p text:style-name="P1"><text:span text:style-name="T1">P7</text:span></text:p>
        </draw:rect>
        <draw:rect draw:style-name="gr2" draw:text-style-name="P2" xml:id="id63" draw:id="id63" draw:layer="layout" svg:width="1.375cm" svg:height="1.016cm" svg:x="15.265cm" svg:y="16.937cm">
          <text:p text:style-name="P1"><text:span text:style-name="T1">Topic 6</text:span></text:p>
          <text:p text:style-name="P1"><text:span text:style-name="T1">P8</text:span></text:p>
        </draw:rect>
        <draw:rect draw:style-name="gr2" draw:text-style-name="P2" xml:id="id64" draw:id="id64" draw:layer="layout" svg:width="1.375cm" svg:height="1.016cm" svg:x="17.258cm" svg:y="16.937cm">
          <text:p text:style-name="P1"><text:span text:style-name="T1">Topic 6</text:span></text:p>
          <text:p text:style-name="P1"><text:span text:style-name="T1">P9</text:span></text:p>
        </draw:rect>
        <draw:rect draw:style-name="gr2" draw:text-style-name="P2" xml:id="id65" draw:id="id65" draw:layer="layout" svg:width="1.375cm" svg:height="1.016cm" svg:x="19.251cm" svg:y="16.937cm">
          <text:p text:style-name="P1"><text:span text:style-name="T1">Topic 6</text:span></text:p>
          <text:p text:style-name="P1"><text:span text:style-name="T1">P10</text:span></text:p>
        </draw:rect>
        <draw:rect draw:style-name="gr2" draw:text-style-name="P2" xml:id="id66" draw:id="id66" draw:layer="layout" svg:width="1.375cm" svg:height="1.016cm" svg:x="21.244cm" svg:y="16.937cm">
          <text:p text:style-name="P1"><text:span text:style-name="T1">Topic 6</text:span></text:p>
          <text:p text:style-name="P1"><text:span text:style-name="T1">P11</text:span></text:p>
        </draw:rect>
        <draw:rect draw:style-name="gr2" draw:text-style-name="P2" xml:id="id67" draw:id="id67" draw:layer="layout" svg:width="1.375cm" svg:height="1.016cm" svg:x="23.238cm" svg:y="16.937cm">
          <text:p text:style-name="P1"><text:span text:style-name="T1">Topic 6</text:span></text:p>
          <text:p text:style-name="P1"><text:span text:style-name="T1">P12</text:span></text:p>
        </draw:rect>
        <draw:connector draw:style-name="gr5" draw:text-style-name="P1" draw:layer="layout" svg:x1="14.846cm" svg:y1="1.634cm" svg:x2="2.846cm" svg:y2="3cm" draw:start-shape="id1" draw:start-glue-point="2" draw:end-shape="id2" draw:end-glue-point="0" svg:d="m14846 1634v683h-12000v683" svg:viewBox="0 0 12001 1367">
          <text:p/>
        </draw:connector>
        <draw:connector draw:style-name="gr5" draw:text-style-name="P1" draw:layer="layout" svg:x1="14.846cm" svg:y1="1.634cm" svg:x2="14.846cm" svg:y2="3cm" draw:start-shape="id1" draw:start-glue-point="2" draw:end-shape="id3" draw:end-glue-point="0" svg:d="m14846 1634v1366" svg:viewBox="0 0 1 1367">
          <text:p/>
        </draw:connector>
        <draw:connector draw:style-name="gr6" draw:text-style-name="P1" draw:layer="layout" svg:x1="14.846cm" svg:y1="1.634cm" svg:x2="26.846cm" svg:y2="3cm" draw:start-shape="id1" draw:start-glue-point="2" draw:end-shape="id4" draw:end-glue-point="0" svg:d="m14846 1634v683h12000v683" svg:viewBox="0 0 12001 1367">
          <text:p/>
        </draw:connector>
        <draw:connector draw:style-name="gr5" draw:text-style-name="P1" draw:layer="layout" svg:x1="26.846cm" svg:y1="3.634cm" svg:x2="17.408cm" svg:y2="4.734cm" draw:start-shape="id4" draw:start-glue-point="2" draw:end-shape="id5" draw:end-glue-point="0" svg:d="m26846 3634v550h-9438v550" svg:viewBox="0 0 9439 1101">
          <text:p/>
        </draw:connector>
        <draw:connector draw:style-name="gr5" draw:text-style-name="P1" draw:layer="layout" svg:x1="26.846cm" svg:y1="3.634cm" svg:x2="19.336cm" svg:y2="4.732cm" draw:start-shape="id4" draw:start-glue-point="2" draw:end-shape="id6" svg:d="m26846 3634v549h-7510v549" svg:viewBox="0 0 7511 1099">
          <text:p/>
        </draw:connector>
        <draw:connector draw:style-name="gr5" draw:text-style-name="P1" draw:layer="layout" svg:x1="26.846cm" svg:y1="3.634cm" svg:x2="21.336cm" svg:y2="4.732cm" draw:start-shape="id4" draw:start-glue-point="2" draw:end-shape="id7" draw:end-glue-point="0" svg:d="m26846 3634v549h-5510v549" svg:viewBox="0 0 5511 1099">
          <text:p/>
        </draw:connector>
        <draw:connector draw:style-name="gr5" draw:text-style-name="P1" draw:layer="layout" svg:x1="26.846cm" svg:y1="3.634cm" svg:x2="23.336cm" svg:y2="4.732cm" draw:start-shape="id4" draw:start-glue-point="2" draw:end-shape="id8" draw:end-glue-point="0" svg:d="m26846 3634v549h-3510v549" svg:viewBox="0 0 3511 1099">
          <text:p/>
        </draw:connector>
        <draw:connector draw:style-name="gr5" draw:text-style-name="P1" draw:layer="layout" svg:x1="26.846cm" svg:y1="3.634cm" svg:x2="25.336cm" svg:y2="4.732cm" draw:start-shape="id4" draw:start-glue-point="2" draw:end-shape="id9" draw:end-glue-point="0" svg:d="m26846 3634v549h-1510v549" svg:viewBox="0 0 1511 1099">
          <text:p/>
        </draw:connector>
        <draw:connector draw:style-name="gr6" draw:text-style-name="P1" draw:layer="layout" svg:x1="26.846cm" svg:y1="3.634cm" svg:x2="27.336cm" svg:y2="4.732cm" draw:start-shape="id4" draw:start-glue-point="2" draw:end-shape="id10" svg:d="m26846 3634v549h490v549" svg:viewBox="0 0 491 1099">
          <text:p/>
        </draw:connector>
        <draw:connector draw:style-name="gr5" draw:text-style-name="P1" draw:layer="layout" svg:x1="1.711cm" svg:y1="3.317cm" svg:x2="1.311cm" svg:y2="7.445cm" draw:start-shape="id2" draw:start-glue-point="3" draw:end-shape="id11" draw:end-glue-point="3" svg:d="m1711 3317h-901v4128h501" svg:viewBox="0 0 902 4129">
          <text:p/>
        </draw:connector>
        <draw:connector draw:style-name="gr5" draw:text-style-name="P1" draw:layer="layout" svg:x1="1.711cm" svg:y1="3.317cm" svg:x2="1.312cm" svg:y2="9.445cm" draw:start-shape="id2" draw:start-glue-point="3" draw:end-shape="id12" draw:end-glue-point="3" svg:d="m1711 3317h-900v6128h501" svg:viewBox="0 0 901 6129">
          <text:p/>
        </draw:connector>
        <draw:connector draw:style-name="gr5" draw:text-style-name="P1" draw:layer="layout" svg:x1="1.711cm" svg:y1="3.317cm" svg:x2="1.312cm" svg:y2="11.445cm" draw:start-shape="id2" draw:start-glue-point="3" draw:end-shape="id13" draw:end-glue-point="3" svg:d="m1711 3317h-900v8128h501" svg:viewBox="0 0 901 8129">
          <text:p/>
        </draw:connector>
        <draw:connector draw:style-name="gr5" draw:text-style-name="P1" draw:layer="layout" svg:x1="1.711cm" svg:y1="3.317cm" svg:x2="1.312cm" svg:y2="13.445cm" draw:start-shape="id2" draw:start-glue-point="3" draw:end-shape="id14" draw:end-glue-point="3" svg:d="m1711 3317h-900v10128h501" svg:viewBox="0 0 901 10129">
          <text:p/>
        </draw:connector>
        <draw:connector draw:style-name="gr5" draw:text-style-name="P1" draw:layer="layout" svg:x1="1.711cm" svg:y1="3.317cm" svg:x2="1.312cm" svg:y2="15.445cm" draw:start-shape="id2" draw:start-glue-point="3" draw:end-shape="id15" draw:end-glue-point="3" svg:d="m1711 3317h-900v12128h501" svg:viewBox="0 0 901 12129">
          <text:p/>
        </draw:connector>
        <draw:connector draw:style-name="gr6" draw:text-style-name="P1" draw:layer="layout" svg:x1="1.711cm" svg:y1="3.317cm" svg:x2="1.312cm" svg:y2="17.445cm" draw:start-shape="id2" draw:start-glue-point="3" draw:end-shape="id16" draw:end-glue-point="3" svg:d="m1711 3317h-900v14128h501" svg:viewBox="0 0 901 14129">
          <text:p/>
        </draw:connector>
        <draw:connector draw:style-name="gr6" draw:text-style-name="P1" draw:layer="layout" svg:x1="2.686cm" svg:y1="7.445cm" svg:x2="3.304cm" svg:y2="7.445cm" draw:start-shape="id11" draw:start-glue-point="1" draw:end-shape="id17" draw:end-glue-point="3" svg:d="m2686 7445h618" svg:viewBox="0 0 619 1">
          <text:p/>
        </draw:connector>
        <draw:connector draw:style-name="gr6" draw:text-style-name="P1" draw:layer="layout" svg:x1="4.679cm" svg:y1="7.445cm" svg:x2="5.297cm" svg:y2="7.445cm" draw:start-shape="id17" draw:start-glue-point="1" draw:end-shape="id18" draw:end-glue-point="3" svg:d="m4679 7445h618" svg:viewBox="0 0 619 1">
          <text:p/>
        </draw:connector>
        <draw:connector draw:style-name="gr6" draw:text-style-name="P1" draw:layer="layout" svg:x1="6.672cm" svg:y1="7.445cm" svg:x2="7.291cm" svg:y2="7.445cm" draw:start-shape="id18" draw:start-glue-point="1" draw:end-shape="id19" draw:end-glue-point="3" svg:d="m6672 7445h619" svg:viewBox="0 0 620 1">
          <text:p/>
        </draw:connector>
        <draw:connector draw:style-name="gr6" draw:text-style-name="P1" draw:layer="layout" svg:x1="8.666cm" svg:y1="7.445cm" svg:x2="9.284cm" svg:y2="7.445cm" draw:start-shape="id19" draw:start-glue-point="1" draw:end-shape="id20" draw:end-glue-point="3" svg:d="m8666 7445h618" svg:viewBox="0 0 619 1">
          <text:p/>
        </draw:connector>
        <draw:connector draw:style-name="gr6" draw:text-style-name="P1" draw:layer="layout" svg:x1="10.659cm" svg:y1="7.445cm" svg:x2="11.277cm" svg:y2="7.445cm" draw:start-shape="id20" draw:end-shape="id21" draw:end-glue-point="3" svg:d="m10659 7445h618" svg:viewBox="0 0 619 1">
          <text:p/>
        </draw:connector>
        <draw:connector draw:style-name="gr6" draw:text-style-name="P1" draw:layer="layout" svg:x1="12.652cm" svg:y1="7.445cm" svg:x2="13.27cm" svg:y2="7.445cm" draw:start-shape="id21" draw:end-shape="id22" draw:end-glue-point="3" svg:d="m12652 7445h618" svg:viewBox="0 0 619 1">
          <text:p/>
        </draw:connector>
        <draw:connector draw:style-name="gr6" draw:text-style-name="P1" draw:layer="layout" svg:x1="14.645cm" svg:y1="7.445cm" svg:x2="15.264cm" svg:y2="7.445cm" draw:start-shape="id22" draw:start-glue-point="1" draw:end-shape="id23" draw:end-glue-point="3" svg:d="m14645 7445h619" svg:viewBox="0 0 620 1">
          <text:p/>
        </draw:connector>
        <draw:connector draw:style-name="gr6" draw:text-style-name="P1" draw:layer="layout" svg:x1="16.639cm" svg:y1="7.445cm" svg:x2="17.257cm" svg:y2="7.445cm" draw:start-shape="id23" draw:start-glue-point="1" draw:end-shape="id24" draw:end-glue-point="3" svg:d="m16639 7445h618" svg:viewBox="0 0 619 1">
          <text:p/>
        </draw:connector>
        <draw:connector draw:style-name="gr6" draw:text-style-name="P1" draw:layer="layout" svg:x1="18.632cm" svg:y1="7.445cm" svg:x2="19.25cm" svg:y2="7.445cm" draw:start-shape="id24" draw:start-glue-point="1" draw:end-shape="id25" draw:end-glue-point="3" svg:d="m18632 7445h618" svg:viewBox="0 0 619 1">
          <text:p/>
        </draw:connector>
        <draw:connector draw:style-name="gr6" draw:text-style-name="P1" draw:layer="layout" svg:x1="20.625cm" svg:y1="7.445cm" svg:x2="21.243cm" svg:y2="7.445cm" draw:start-shape="id25" draw:start-glue-point="1" draw:end-shape="id26" draw:end-glue-point="3" svg:d="m20625 7445h618" svg:viewBox="0 0 619 1">
          <text:p/>
        </draw:connector>
        <draw:connector draw:style-name="gr6" draw:text-style-name="P1" draw:layer="layout" svg:x1="22.618cm" svg:y1="7.445cm" svg:x2="23.237cm" svg:y2="7.445cm" draw:start-shape="id26" draw:start-glue-point="1" draw:end-shape="id27" draw:end-glue-point="3" svg:d="m22618 7445h619" svg:viewBox="0 0 620 1">
          <text:p/>
        </draw:connector>
        <draw:connector draw:style-name="gr6" draw:text-style-name="P1" draw:layer="layout" svg:x1="24.612cm" svg:y1="7.445cm" svg:x2="25.23cm" svg:y2="7.445cm" draw:start-shape="id27" draw:start-glue-point="1" draw:end-shape="id28" draw:end-glue-point="3" svg:d="m24612 7445h618" svg:viewBox="0 0 619 1">
          <text:p/>
        </draw:connector>
        <draw:connector draw:style-name="gr6" draw:text-style-name="P1" draw:layer="layout" svg:x1="26.605cm" svg:y1="7.445cm" svg:x2="27.221cm" svg:y2="7.445cm" draw:start-shape="id28" draw:start-glue-point="1" draw:end-shape="id29" draw:end-glue-point="3" svg:d="m26605 7445h616" svg:viewBox="0 0 617 1">
          <text:p/>
        </draw:connector>
        <draw:connector draw:style-name="gr6" draw:text-style-name="P1" draw:layer="layout" svg:x1="2.687cm" svg:y1="9.445cm" svg:x2="3.305cm" svg:y2="9.445cm" draw:start-shape="id12" draw:start-glue-point="1" draw:end-shape="id30" draw:end-glue-point="3" svg:d="m2687 9445h618" svg:viewBox="0 0 619 1">
          <text:p/>
        </draw:connector>
        <draw:connector draw:style-name="gr6" draw:text-style-name="P1" draw:layer="layout" svg:x1="4.68cm" svg:y1="9.445cm" svg:x2="5.298cm" svg:y2="9.445cm" draw:start-shape="id30" draw:start-glue-point="1" draw:end-shape="id31" draw:end-glue-point="3" svg:d="m4680 9445h618" svg:viewBox="0 0 619 1">
          <text:p/>
        </draw:connector>
        <draw:connector draw:style-name="gr6" draw:text-style-name="P1" draw:layer="layout" svg:x1="6.673cm" svg:y1="9.445cm" svg:x2="7.292cm" svg:y2="9.445cm" draw:start-shape="id31" draw:start-glue-point="1" draw:end-shape="id32" draw:end-glue-point="3" svg:d="m6673 9445h619" svg:viewBox="0 0 620 1">
          <text:p/>
        </draw:connector>
        <draw:connector draw:style-name="gr6" draw:text-style-name="P1" draw:layer="layout" svg:x1="8.667cm" svg:y1="9.445cm" svg:x2="9.285cm" svg:y2="9.445cm" draw:start-shape="id32" draw:start-glue-point="1" draw:end-shape="id33" draw:end-glue-point="3" svg:d="m8667 9445h618" svg:viewBox="0 0 619 1">
          <text:p/>
        </draw:connector>
        <draw:connector draw:style-name="gr6" draw:text-style-name="P1" draw:layer="layout" svg:x1="2.687cm" svg:y1="11.445cm" svg:x2="3.305cm" svg:y2="11.445cm" draw:start-shape="id13" draw:start-glue-point="1" draw:end-shape="id34" draw:end-glue-point="3" svg:d="m2687 11445h618" svg:viewBox="0 0 619 1">
          <text:p/>
        </draw:connector>
        <draw:connector draw:style-name="gr6" draw:text-style-name="P1" draw:layer="layout" svg:x1="4.68cm" svg:y1="11.445cm" svg:x2="5.298cm" svg:y2="11.445cm" draw:start-shape="id34" draw:start-glue-point="1" draw:end-shape="id35" draw:end-glue-point="3" svg:d="m4680 11445h618" svg:viewBox="0 0 619 1">
          <text:p/>
        </draw:connector>
        <draw:connector draw:style-name="gr6" draw:text-style-name="P1" draw:layer="layout" svg:x1="6.673cm" svg:y1="11.445cm" svg:x2="7.292cm" svg:y2="11.445cm" draw:start-shape="id35" draw:end-shape="id36" draw:end-glue-point="3" svg:d="m6673 11445h619" svg:viewBox="0 0 620 1">
          <text:p/>
        </draw:connector>
        <draw:connector draw:style-name="gr6" draw:text-style-name="P1" draw:layer="layout" svg:x1="8.667cm" svg:y1="11.445cm" svg:x2="9.285cm" svg:y2="11.445cm" draw:start-shape="id36" draw:start-glue-point="1" draw:end-shape="id37" draw:end-glue-point="3" svg:d="m8667 11445h618" svg:viewBox="0 0 619 1">
          <text:p/>
        </draw:connector>
        <draw:connector draw:style-name="gr6" draw:text-style-name="P1" draw:layer="layout" svg:x1="10.66cm" svg:y1="11.445cm" svg:x2="11.278cm" svg:y2="11.445cm" draw:start-shape="id37" draw:start-glue-point="1" draw:end-shape="id38" draw:end-glue-point="3" svg:d="m10660 11445h618" svg:viewBox="0 0 619 1">
          <text:p/>
        </draw:connector>
        <draw:connector draw:style-name="gr6" draw:text-style-name="P1" draw:layer="layout" svg:x1="12.653cm" svg:y1="11.445cm" svg:x2="13.271cm" svg:y2="11.445cm" draw:start-shape="id38" draw:start-glue-point="1" draw:end-shape="id39" draw:end-glue-point="3" svg:d="m12653 11445h618" svg:viewBox="0 0 619 1">
          <text:p/>
        </draw:connector>
        <draw:connector draw:style-name="gr6" draw:text-style-name="P1" draw:layer="layout" svg:x1="14.646cm" svg:y1="11.445cm" svg:x2="15.265cm" svg:y2="11.445cm" draw:start-shape="id39" draw:start-glue-point="1" draw:end-shape="id40" draw:end-glue-point="3" svg:d="m14646 11445h619" svg:viewBox="0 0 620 1">
          <text:p/>
        </draw:connector>
        <draw:connector draw:style-name="gr6" draw:text-style-name="P1" draw:layer="layout" svg:x1="16.64cm" svg:y1="11.445cm" svg:x2="17.258cm" svg:y2="11.445cm" draw:start-shape="id40" draw:start-glue-point="1" draw:end-shape="id41" draw:end-glue-point="3" svg:d="m16640 11445h618" svg:viewBox="0 0 619 1">
          <text:p/>
        </draw:connector>
        <draw:connector draw:style-name="gr6" draw:text-style-name="P1" draw:layer="layout" svg:x1="18.633cm" svg:y1="11.445cm" svg:x2="19.251cm" svg:y2="11.445cm" draw:start-shape="id41" draw:start-glue-point="1" draw:end-shape="id42" draw:end-glue-point="3" svg:d="m18633 11445h618" svg:viewBox="0 0 619 1">
          <text:p/>
        </draw:connector>
        <draw:connector draw:style-name="gr6" draw:text-style-name="P1" draw:layer="layout" svg:x1="2.687cm" svg:y1="13.445cm" svg:x2="3.305cm" svg:y2="13.445cm" draw:start-shape="id14" draw:start-glue-point="1" draw:end-shape="id43" draw:end-glue-point="3" svg:d="m2687 13445h618" svg:viewBox="0 0 619 1">
          <text:p/>
        </draw:connector>
        <draw:connector draw:style-name="gr6" draw:text-style-name="P1" draw:layer="layout" svg:x1="4.68cm" svg:y1="13.445cm" svg:x2="5.298cm" svg:y2="13.445cm" draw:start-shape="id43" draw:start-glue-point="1" draw:end-shape="id44" draw:end-glue-point="3" svg:d="m4680 13445h618" svg:viewBox="0 0 619 1">
          <text:p/>
        </draw:connector>
        <draw:connector draw:style-name="gr6" draw:text-style-name="P1" draw:layer="layout" svg:x1="6.673cm" svg:y1="13.445cm" svg:x2="7.292cm" svg:y2="13.445cm" draw:start-shape="id44" draw:start-glue-point="1" draw:end-shape="id45" draw:end-glue-point="3" svg:d="m6673 13445h619" svg:viewBox="0 0 620 1">
          <text:p/>
        </draw:connector>
        <draw:connector draw:style-name="gr6" draw:text-style-name="P1" draw:layer="layout" svg:x1="8.667cm" svg:y1="13.445cm" svg:x2="9.285cm" svg:y2="13.445cm" draw:start-shape="id45" draw:start-glue-point="1" draw:end-shape="id46" draw:end-glue-point="3" svg:d="m8667 13445h618" svg:viewBox="0 0 619 1">
          <text:p/>
        </draw:connector>
        <draw:connector draw:style-name="gr6" draw:text-style-name="P1" draw:layer="layout" svg:x1="10.66cm" svg:y1="13.445cm" svg:x2="11.278cm" svg:y2="13.445cm" draw:start-shape="id46" draw:start-glue-point="1" draw:end-shape="id47" draw:end-glue-point="3" svg:d="m10660 13445h618" svg:viewBox="0 0 619 1">
          <text:p/>
        </draw:connector>
        <draw:connector draw:style-name="gr6" draw:text-style-name="P1" draw:layer="layout" svg:x1="12.653cm" svg:y1="13.445cm" svg:x2="13.271cm" svg:y2="13.445cm" draw:start-shape="id47" draw:start-glue-point="1" draw:end-shape="id48" draw:end-glue-point="3" svg:d="m12653 13445h618" svg:viewBox="0 0 619 1">
          <text:p/>
        </draw:connector>
        <draw:connector draw:style-name="gr6" draw:text-style-name="P1" draw:layer="layout" svg:x1="14.646cm" svg:y1="13.445cm" svg:x2="15.265cm" svg:y2="13.445cm" draw:start-shape="id48" draw:start-glue-point="1" draw:end-shape="id49" draw:end-glue-point="3" svg:d="m14646 13445h619" svg:viewBox="0 0 620 1">
          <text:p/>
        </draw:connector>
        <draw:connector draw:style-name="gr6" draw:text-style-name="P1" draw:layer="layout" svg:x1="2.687cm" svg:y1="15.445cm" svg:x2="3.305cm" svg:y2="15.445cm" draw:start-shape="id15" draw:start-glue-point="1" draw:end-shape="id50" draw:end-glue-point="3" svg:d="m2687 15445h618" svg:viewBox="0 0 619 1">
          <text:p/>
        </draw:connector>
        <draw:connector draw:style-name="gr6" draw:text-style-name="P1" draw:layer="layout" svg:x1="4.68cm" svg:y1="15.445cm" svg:x2="5.298cm" svg:y2="15.445cm" draw:start-shape="id50" draw:start-glue-point="1" draw:end-shape="id51" draw:end-glue-point="3" svg:d="m4680 15445h618" svg:viewBox="0 0 619 1">
          <text:p/>
        </draw:connector>
        <draw:connector draw:style-name="gr6" draw:text-style-name="P1" draw:layer="layout" svg:x1="6.673cm" svg:y1="15.445cm" svg:x2="7.292cm" svg:y2="15.445cm" draw:start-shape="id51" draw:start-glue-point="1" draw:end-shape="id52" draw:end-glue-point="3" svg:d="m6673 15445h619" svg:viewBox="0 0 620 1">
          <text:p/>
        </draw:connector>
        <draw:connector draw:style-name="gr6" draw:text-style-name="P1" draw:layer="layout" svg:x1="8.667cm" svg:y1="15.445cm" svg:x2="9.285cm" svg:y2="15.445cm" draw:start-shape="id52" draw:start-glue-point="1" draw:end-shape="id53" draw:end-glue-point="3" svg:d="m8667 15445h618" svg:viewBox="0 0 619 1">
          <text:p/>
        </draw:connector>
        <draw:connector draw:style-name="gr6" draw:text-style-name="P1" draw:layer="layout" svg:x1="10.66cm" svg:y1="15.445cm" svg:x2="11.278cm" svg:y2="15.445cm" draw:start-shape="id53" draw:start-glue-point="1" draw:end-shape="id54" draw:end-glue-point="3" svg:d="m10660 15445h618" svg:viewBox="0 0 619 1">
          <text:p/>
        </draw:connector>
        <draw:connector draw:style-name="gr6" draw:text-style-name="P1" draw:layer="layout" svg:x1="12.653cm" svg:y1="15.445cm" svg:x2="13.271cm" svg:y2="15.445cm" draw:start-shape="id54" draw:start-glue-point="1" draw:end-shape="id55" draw:end-glue-point="3" svg:d="m12653 15445h618" svg:viewBox="0 0 619 1">
          <text:p/>
        </draw:connector>
        <draw:connector draw:style-name="gr6" draw:text-style-name="P1" draw:layer="layout" svg:x1="14.646cm" svg:y1="15.445cm" svg:x2="15.265cm" svg:y2="15.445cm" draw:start-shape="id55" draw:start-glue-point="1" draw:end-shape="id56" draw:end-glue-point="3" svg:d="m14646 15445h619" svg:viewBox="0 0 620 1">
          <text:p/>
        </draw:connector>
        <draw:connector draw:style-name="gr6" draw:text-style-name="P1" draw:layer="layout" svg:x1="2.687cm" svg:y1="17.445cm" svg:x2="3.305cm" svg:y2="17.445cm" draw:start-shape="id16" draw:start-glue-point="1" draw:end-shape="id57" draw:end-glue-point="3" svg:d="m2687 17445h618" svg:viewBox="0 0 619 1">
          <text:p/>
        </draw:connector>
        <draw:connector draw:style-name="gr6" draw:text-style-name="P1" draw:layer="layout" svg:x1="4.68cm" svg:y1="17.445cm" svg:x2="5.298cm" svg:y2="17.445cm" draw:start-shape="id57" draw:start-glue-point="1" draw:end-shape="id58" draw:end-glue-point="3" svg:d="m4680 17445h618" svg:viewBox="0 0 619 1">
          <text:p/>
        </draw:connector>
        <draw:connector draw:style-name="gr6" draw:text-style-name="P1" draw:layer="layout" svg:x1="6.673cm" svg:y1="17.445cm" svg:x2="7.292cm" svg:y2="17.445cm" draw:start-shape="id58" draw:end-shape="id59" draw:end-glue-point="3" svg:d="m6673 17445h619" svg:viewBox="0 0 620 1">
          <text:p/>
        </draw:connector>
        <draw:connector draw:style-name="gr6" draw:text-style-name="P1" draw:layer="layout" svg:x1="8.667cm" svg:y1="17.445cm" svg:x2="9.285cm" svg:y2="17.445cm" draw:start-shape="id59" draw:start-glue-point="1" draw:end-shape="id60" draw:end-glue-point="3" svg:d="m8667 17445h618" svg:viewBox="0 0 619 1">
          <text:p/>
        </draw:connector>
        <draw:connector draw:style-name="gr6" draw:text-style-name="P1" draw:layer="layout" svg:x1="10.66cm" svg:y1="17.445cm" svg:x2="11.278cm" svg:y2="17.445cm" draw:start-shape="id60" draw:end-shape="id61" draw:end-glue-point="3" svg:d="m10660 17445h618" svg:viewBox="0 0 619 1">
          <text:p/>
        </draw:connector>
        <draw:connector draw:style-name="gr6" draw:text-style-name="P1" draw:layer="layout" svg:x1="12.653cm" svg:y1="17.445cm" svg:x2="13.271cm" svg:y2="17.445cm" draw:start-shape="id61" draw:start-glue-point="1" draw:end-shape="id62" draw:end-glue-point="3" svg:d="m12653 17445h618" svg:viewBox="0 0 619 1">
          <text:p/>
        </draw:connector>
        <draw:connector draw:style-name="gr6" draw:text-style-name="P1" draw:layer="layout" svg:x1="14.646cm" svg:y1="17.445cm" svg:x2="15.265cm" svg:y2="17.445cm" draw:start-shape="id62" draw:end-shape="id63" draw:end-glue-point="3" svg:d="m14646 17445h619" svg:viewBox="0 0 620 1">
          <text:p/>
        </draw:connector>
        <draw:connector draw:style-name="gr6" draw:text-style-name="P1" draw:layer="layout" svg:x1="16.64cm" svg:y1="17.445cm" svg:x2="17.258cm" svg:y2="17.445cm" draw:start-shape="id63" draw:start-glue-point="1" draw:end-shape="id64" draw:end-glue-point="3" svg:d="m16640 17445h618" svg:viewBox="0 0 619 1">
          <text:p/>
        </draw:connector>
        <draw:connector draw:style-name="gr6" draw:text-style-name="P1" draw:layer="layout" svg:x1="18.633cm" svg:y1="17.445cm" svg:x2="19.251cm" svg:y2="17.445cm" draw:start-shape="id64" draw:start-glue-point="1" draw:end-shape="id65" draw:end-glue-point="3" svg:d="m18633 17445h618" svg:viewBox="0 0 619 1">
          <text:p/>
        </draw:connector>
        <draw:connector draw:style-name="gr6" draw:text-style-name="P1" draw:layer="layout" svg:x1="20.626cm" svg:y1="17.445cm" svg:x2="21.244cm" svg:y2="17.445cm" draw:start-shape="id65" draw:start-glue-point="1" draw:end-shape="id66" draw:end-glue-point="3" svg:d="m20626 17445h618" svg:viewBox="0 0 619 1">
          <text:p/>
        </draw:connector>
        <draw:connector draw:style-name="gr6" draw:text-style-name="P1" draw:layer="layout" svg:x1="22.619cm" svg:y1="17.445cm" svg:x2="23.238cm" svg:y2="17.445cm" draw:start-shape="id66" draw:start-glue-point="1" draw:end-shape="id67" draw:end-glue-point="3" svg:d="m22619 17445h619" svg:viewBox="0 0 620 1">
          <text:p/>
        </draw:connector>
        <draw:connector draw:style-name="gr6" draw:text-style-name="P1" draw:layer="layout" svg:x1="18.096cm" svg:y1="5.242cm" svg:x2="18.649cm" svg:y2="5.24cm" draw:start-shape="id5" draw:start-glue-point="1" draw:end-shape="id6" draw:end-glue-point="3" svg:d="m18096 5242h277v-2h276" svg:viewBox="0 0 554 3">
          <text:p/>
        </draw:connector>
        <draw:connector draw:style-name="gr6" draw:text-style-name="P1" draw:layer="layout" svg:x1="20.024cm" svg:y1="5.24cm" svg:x2="20.649cm" svg:y2="5.24cm" draw:start-shape="id6" draw:start-glue-point="1" draw:end-shape="id7" draw:end-glue-point="3" svg:d="m20024 5240h625" svg:viewBox="0 0 626 1">
          <text:p/>
        </draw:connector>
        <draw:connector draw:style-name="gr6" draw:text-style-name="P1" draw:layer="layout" svg:x1="22.024cm" svg:y1="5.24cm" svg:x2="22.649cm" svg:y2="5.24cm" draw:start-shape="id7" draw:start-glue-point="1" draw:end-shape="id8" draw:end-glue-point="3" svg:d="m22024 5240h625" svg:viewBox="0 0 626 1">
          <text:p/>
        </draw:connector>
        <draw:connector draw:style-name="gr6" draw:text-style-name="P1" draw:layer="layout" svg:x1="24.024cm" svg:y1="5.24cm" svg:x2="24.649cm" svg:y2="5.24cm" draw:start-shape="id8" draw:start-glue-point="1" draw:end-shape="id9" draw:end-glue-point="3" svg:d="m24024 5240h625" svg:viewBox="0 0 626 1">
          <text:p/>
        </draw:connector>
        <draw:connector draw:style-name="gr6" draw:text-style-name="P1" draw:layer="layout" svg:x1="26.024cm" svg:y1="5.24cm" svg:x2="26.649cm" svg:y2="5.24cm" draw:start-shape="id9" draw:start-glue-point="1" draw:end-shape="id10" draw:end-glue-point="3" svg:d="m26024 5240h625" svg:viewBox="0 0 626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kylight </meta:initial-creator>
    <meta:creation-date>2013-11-25T17:40:01.66</meta:creation-date>
    <dc:date>2014-01-20T21:11:58.615000000</dc:date>
    <meta:editing-duration>PT2H49M15S</meta:editing-duration>
    <meta:editing-cycles>24</meta:editing-cycles>
    <meta:generator>LibreOffice/4.1.4.2$Windows_x86 LibreOffice_project/0a0440ccc0227ad9829de5f46be37cfb6edcf72</meta:generator>
    <meta:document-statistic meta:object-count="138"/>
  </office:meta>
</office:document-meta>
</file>